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83c" officeooo:paragraph-rsid="0025a140"/>
    </style:style>
    <style:style style:name="P2" style:family="paragraph" style:parent-style-name="Standard">
      <style:text-properties officeooo:rsid="001f583c" officeooo:paragraph-rsid="001f583c"/>
    </style:style>
    <style:style style:name="P3" style:family="paragraph" style:parent-style-name="Standard">
      <style:text-properties officeooo:rsid="0026da60" officeooo:paragraph-rsid="0025a140"/>
    </style:style>
    <style:style style:name="P4" style:family="paragraph" style:parent-style-name="Standard">
      <style:text-properties officeooo:rsid="0026da60" officeooo:paragraph-rsid="0053d10d"/>
    </style:style>
    <style:style style:name="P5" style:family="paragraph" style:parent-style-name="Standard">
      <style:text-properties officeooo:rsid="0026da60" officeooo:paragraph-rsid="00576492"/>
    </style:style>
    <style:style style:name="P6" style:family="paragraph" style:parent-style-name="Standard">
      <style:text-properties officeooo:rsid="0033df44" officeooo:paragraph-rsid="0033df44"/>
    </style:style>
    <style:style style:name="P7" style:family="paragraph" style:parent-style-name="Standard">
      <style:text-properties officeooo:rsid="003b01d1" officeooo:paragraph-rsid="003b01d1"/>
    </style:style>
    <style:style style:name="P8" style:family="paragraph" style:parent-style-name="Standard">
      <style:text-properties officeooo:rsid="003cedc1" officeooo:paragraph-rsid="003cedc1"/>
    </style:style>
    <style:style style:name="P9" style:family="paragraph" style:parent-style-name="Standard">
      <style:text-properties officeooo:rsid="00521134" officeooo:paragraph-rsid="00521134"/>
    </style:style>
    <style:style style:name="P10" style:family="paragraph" style:parent-style-name="Standard">
      <style:text-properties officeooo:rsid="0056b774" officeooo:paragraph-rsid="0056b774"/>
    </style:style>
    <style:style style:name="P11" style:family="paragraph" style:parent-style-name="Standard">
      <style:text-properties officeooo:rsid="0056b774" officeooo:paragraph-rsid="00576492"/>
    </style:style>
    <style:style style:name="P12" style:family="paragraph" style:parent-style-name="Standard">
      <style:text-properties officeooo:rsid="005a0740" officeooo:paragraph-rsid="005a0740"/>
    </style:style>
    <style:style style:name="P13" style:family="paragraph" style:parent-style-name="Preformatted_20_Text">
      <style:text-properties fo:color="#808080" style:font-name="Source Code Pro"/>
    </style:style>
    <style:style style:name="P14" style:family="paragraph" style:parent-style-name="Preformatted_20_Text">
      <style:text-properties fo:color="#a9b7c6"/>
    </style:style>
    <style:style style:name="P15" style:family="paragraph" style:parent-style-name="Preformatted_20_Text">
      <style:text-properties fo:color="#a9b7c6" style:font-name="Source Code Pro"/>
    </style:style>
    <style:style style:name="P16" style:family="paragraph" style:parent-style-name="Preformatted_20_Text">
      <style:text-properties fo:color="#629755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18" style:family="paragraph" style:parent-style-name="Preformatted_20_Text">
      <style:text-properties fo:color="#a9b7c6" style:font-name="Source Code Pro"/>
    </style:style>
    <style:style style:name="P19" style:family="paragraph" style:parent-style-name="Preformatted_20_Text">
      <style:text-properties fo:color="#a9b7c6" style:font-name="Source Code Pro" officeooo:paragraph-rsid="0066b565"/>
    </style:style>
    <style:style style:name="P20" style:family="paragraph" style:parent-style-name="Preformatted_20_Text">
      <style:text-properties fo:color="#a9b7c6" style:font-name="Source Code Pro" officeooo:rsid="005c05ba" officeooo:paragraph-rsid="0068ef7b"/>
    </style:style>
    <style:style style:name="P21" style:family="paragraph" style:parent-style-name="Preformatted_20_Text">
      <style:text-properties fo:color="#808080" style:font-name="Source Code Pro" officeooo:rsid="005c05ba" officeooo:paragraph-rsid="0068ef7b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24" style:family="paragraph" style:parent-style-name="Preformatted_20_Text">
      <style:text-properties fo:color="#a9b7c6"/>
    </style:style>
    <style:style style:name="P25" style:family="paragraph" style:parent-style-name="Preformatted_20_Text">
      <style:text-properties fo:color="#a9b7c6" style:font-name="Source Code Pro"/>
    </style:style>
    <style:style style:name="P26" style:family="paragraph" style:parent-style-name="Preformatted_20_Text">
      <style:text-properties fo:color="#629755"/>
    </style:style>
    <style:style style:name="P27" style:family="paragraph" style:parent-style-name="Standard">
      <style:text-properties officeooo:rsid="00576492" officeooo:paragraph-rsid="00576492"/>
    </style:style>
    <style:style style:name="P28" style:family="paragraph" style:parent-style-name="Standard">
      <style:text-properties officeooo:rsid="005d604b" officeooo:paragraph-rsid="0062851a"/>
    </style:style>
    <style:style style:name="P29" style:family="paragraph" style:parent-style-name="Standard">
      <style:text-properties officeooo:rsid="005d604b" officeooo:paragraph-rsid="0066b565"/>
    </style:style>
    <style:style style:name="P30" style:family="paragraph" style:parent-style-name="Standard">
      <style:text-properties officeooo:rsid="005c05ba" officeooo:paragraph-rsid="0064f8bc"/>
    </style:style>
    <style:style style:name="P31" style:family="paragraph" style:parent-style-name="Standard">
      <style:text-properties officeooo:rsid="0026da60" officeooo:paragraph-rsid="0025a140"/>
    </style:style>
    <style:style style:name="T1" style:family="text">
      <style:text-properties officeooo:rsid="0022927a"/>
    </style:style>
    <style:style style:name="T2" style:family="text">
      <style:text-properties officeooo:rsid="0030386d"/>
    </style:style>
    <style:style style:name="T3" style:family="text">
      <style:text-properties officeooo:rsid="003b01d1"/>
    </style:style>
    <style:style style:name="T4" style:family="text">
      <style:text-properties officeooo:rsid="003cd3ee"/>
    </style:style>
    <style:style style:name="T5" style:family="text">
      <style:text-properties officeooo:rsid="0042d1f2"/>
    </style:style>
    <style:style style:name="T6" style:family="text">
      <style:text-properties officeooo:rsid="00521134"/>
    </style:style>
    <style:style style:name="T7" style:family="text">
      <style:text-properties officeooo:rsid="00576492"/>
    </style:style>
    <style:style style:name="T8" style:family="text">
      <style:text-properties officeooo:rsid="005d604b"/>
    </style:style>
    <style:style style:name="T9" style:family="text">
      <style:text-properties fo:color="#cc7832"/>
    </style:style>
    <style:style style:name="T10" style:family="text">
      <style:text-properties fo:color="#cc7832" officeooo:rsid="0064f8bc"/>
    </style:style>
    <style:style style:name="T11" style:family="text">
      <style:text-properties fo:color="#cc7832" officeooo:rsid="0066b565"/>
    </style:style>
    <style:style style:name="T12" style:family="text">
      <style:text-properties fo:color="#cc7832" style:font-name="Source Code Pro"/>
    </style:style>
    <style:style style:name="T13" style:family="text">
      <style:text-properties fo:color="#9876aa"/>
    </style:style>
    <style:style style:name="T14" style:family="text">
      <style:text-properties fo:color="#9876aa" style:font-name="Source Code Pro"/>
    </style:style>
    <style:style style:name="T15" style:family="text">
      <style:text-properties fo:color="#6897bb"/>
    </style:style>
    <style:style style:name="T16" style:family="text">
      <style:text-properties fo:color="#6897bb" style:font-name="Source Code Pro"/>
    </style:style>
    <style:style style:name="T17" style:family="text">
      <style:text-properties fo:font-style="italic"/>
    </style:style>
    <style:style style:name="T18" style:family="text">
      <style:text-properties fo:color="#629755"/>
    </style:style>
    <style:style style:name="T19" style:family="text">
      <style:text-properties fo:color="#629755" fo:font-style="italic"/>
    </style:style>
    <style:style style:name="T20" style:family="text">
      <style:text-properties fo:color="#629755" fo:font-style="italic" officeooo:rsid="0066b565"/>
    </style:style>
    <style:style style:name="T21" style:family="text">
      <style:text-properties fo:color="#629755" style:font-name="DejaVu Sans Mono" fo:font-style="italic"/>
    </style:style>
    <style:style style:name="T22" style:family="text">
      <style:text-properties fo:color="#629755" style:font-name="DejaVu Sans Mono" fo:font-style="italic" officeooo:rsid="0066b565"/>
    </style:style>
    <style:style style:name="T23" style:family="text">
      <style:text-properties fo:color="#629755" style:font-name="Source Code Pro" fo:font-style="italic"/>
    </style:style>
    <style:style style:name="T24" style:family="text">
      <style:text-properties style:font-name="Source Code Pro"/>
    </style:style>
    <style:style style:name="T25" style:family="text">
      <style:text-properties style:font-name="Source Code Pro" fo:font-style="italic"/>
    </style:style>
    <style:style style:name="T26" style:family="text">
      <style:text-properties officeooo:rsid="0064f8bc"/>
    </style:style>
    <style:style style:name="T27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 Лирика</text:p>
      <text:p text:style-name="P9">2 Декомпозиция</text:p>
      <text:p text:style-name="P7"><text:span text:style-name="T6">3</text:span> Описание состояния</text:p>
      <text:p text:style-name="P7"><text:span text:style-name="T6">4</text:span> Описание логики</text:p>
      <text:p text:style-name="P2"/>
      <text:p text:style-name="P8">1 Лирика</text:p>
      <text:p text:style-name="P1">Давным давно, <text:span text:style-name="T1">не помню где, я узнал об одном удивительном эксперименте, начало описания было такое: <text:s/>представьте себе планету, примерно такую как Земля, которая вращается вокруг звезды примерно такой как Солнце. На планете есть жизнь, но не очень разнообразная — всего два вида маргариток — черные и белые. Представили? <text:s text:c="2"/>Какой заход! автор крассавчик, почти Экзюпери. </text:span></text:p>
      <text:p text:style-name="P3">Далее было <text:span text:style-name="T5">следуещее</text:span>: Представьте в начальной точке эксперимента маргаритки есть только в виде семян, а планета настолько холодна, что на экваторе температура на грани выживания. <text:s/>Тем не менее прорастает несколько маргариток черных и белых и они даже начинают цвести. Белая маргаритка, из за своей большой отражательной способности отражает больше света, чем зеленые листики и коричневая земля, в этом месте локально становится холодней, и она замерзает. Вокруг черной маргаритки, наоборот возникает <text:s/><text:span text:style-name="T2">небольшая прогретая </text:span><text:s/>зона, так как она поглощает больше энергии от звезды. Маргаритка начинает чувствовась себя лучше, цвете<text:span text:style-name="T2">т</text:span>, а потом, в прогретую землю бросает свои семена. Из этих семян прорастают <text:s/>еще несколько ченрых маргариток (потому что родитель у них черный), цветение этих маргариток прогревает еще больший участок на котором может расти еще больше маргариток, и они тоже будут черными, потому что здесь оставляют семена только черные маргаритки. Таким образом, <text:s/>потепление вызванное цветением черных маргариток провоцирует еще большее распространение <text:span text:style-name="T2">чергых</text:span> маргариток, которые в свою очеред<text:span text:style-name="T2">ь</text:span> <text:span text:style-name="T2">прогревают больше площади вокруг себя</text:span>, и так по кругу. <text:span text:style-name="T2">Таким образом черные маргаритки захватывают экваториальную облать, но дальше распространяться не могут — там слишком холодно. Однако такое бурное цветение черных маргариток уменьшает отражательную способность всей планеты(альбедо), это повлияет на баланс поглощенной/отраженной энергии в планетарном масштабе, что приводит к повышению эффективной температуры планеты, то есть на всей планете становится теплей. После этого черные маргаритки <text:s/>еще немного расширяют свои территории на юг и на север, что в свою очередь приводит к еще большему глобальному потеплению. Таким образом черные маргаритки пробираются <text:s/>к полюсам а планета разогревается. Но не нужно забывать — на планете стало теплее, и теперь есть все условия для роста и белых маргариток тоже. Более того, по мере прогрева, на экваторе становится все жарче, а черные маргарики еще сильнее утепляют землю вокруг себя, и в этом районе им становится все более некомфортно. Не то, что белым маргириткам, которые отражают больше энергии, и создают вокруг себя приятную прохладную зону, в которой им хорошо расти, и туда же отбрасывать семена. Ну вы понели — белые теснят с экватора черных. Но тут сюрприз — альбедо планеты сново увеличивается из за больших площадей белых маргариток, планета холодеет и <text:s/>в конечном итоге наступает некоторое <text:s/>равновесие.</text:span></text:p>
      <text:p text:style-name="P3"><text:tab/><text:span text:style-name="T3">Далее автор не намерен осталять планету в этом унылом для него, и комфорном для маограриток состоянии. Происходит вот что — Звезда, как у них это обычно бывает, начинает светиться ярче, и на планету падает больше энергии. Реакция планеты — увеличение площади распространения <text:s/>белых маргариток, увеличение альбедо — и снижение <text:s/>эффективной температуры, переход в новое равновесное состояния. Почти то же самое происходит <text:s/>при снижении светимости звезды, только появляется больше ченых маргариток.</text:span></text:p>
      <text:p text:style-name="P5"><text:tab/><text:span text:style-name="T4">Вывод, который делает автор — биосфера сама себе создает комфортные температурные условия на планете в широких диапазонах светимости звезды. <text:s/>Кому интересны все выводы и более подробное описание <text:s/>см. Википедия — Маргаритковый мир, там написано больше и лучше. Смысл этого долгого вступления не пересказать статью из вики, а подвести к самому интересному — непосредственно проведению эксперимента. Автор статьи, описывающей эксперимент, задавал риторический вопрос: Рассуждения </text:span><text:soft-page-break/><text:span text:style-name="T4">выглядят логично, но как провести такой эксперимент, где взять планету со звездой, с подходящими условиями, и как дооставить туда семена маргариток ? <text:s/>Даже если кому-то взбредет в голову использовать для этого Марс то у него ничего не получиться. Я был очень опечален таким поворотом потому, что большой фанат терраформирования и крутых экспериментов. Но <text:s/>автор, к моей большой радости, сказал, что такой эксперимент возможен с помощью компьютерного моделирования. Ну конечно!!!!! Этот эксперимент, как бы собственно для компьютерного моделирования и был придуман, и <text:s/>даже достиг своей цели (ну тоесть посрамил каких-то там двух мудрецов, см. вики). На этом отрезке повествования об эксперименте у меня прям сперло дыхание, потому что я подумал о <text:s/>счастливчиках, которые смотря на это описание, <text:s/>каким то образом, превращают идею во что-то наглядное, <text:s text:c="2"/>доступное для того, чтобы <text:s/>посмотреть в реальном времени, «потрогать руками». При том, интересен был как сам процесс моделирования, так и проведение экспериментов. Прочитать эксперимент и подивиться выводам это одно, а «поиграть» с этой планетой, поэксперементировать с разными условиями, это совсем другое. Но тогда я еще не мог программировать :(, но настали нынешние времена, к счастью, и поэтому предслагаю перейти от длинной и скучной лирики, к содержательной части. Для тех кто просто хочет поиграть с планетой может переходить к описанию интерфеса, кого увлекает процесс моделирования к <text:s/>части под названием Декомпозиция.</text:span></text:p>
      <text:p text:style-name="P4"/>
      <text:p text:style-name="P10">2 <text:bookmark-start text:name="__DdeLink__51_1817090740"/>Декомпозиция<text:bookmark-end text:name="__DdeLink__51_1817090740"/></text:p>
      <text:p text:style-name="P11">В <text:span text:style-name="T7">приложении использован патерн MVC, хотя в JavaFX, как известно <text:s/>вью и контролер немного слиплись, зато границы модели очерчены совершенно отчетливо. <text:s/></text:span></text:p>
      <text:p text:style-name="P27">Модель, в свою очередь, также разбита на часть отвечающую за состояние, и часть отвечающую за поведение, в лучших традициях, так сказать. <text:s/>Еще есть часть отвечающая за сохранение результатов в БД, работает вроде нормально, но в интерфейс и в настройки не стал выносить за ненадобностью. Вид и слой персистентности описывать не буду, ниже все про модель и поведение.</text:p>
      <text:p text:style-name="P11"/>
      <text:p text:style-name="P12">3 Модель </text:p>
      <text:p text:style-name="P30">Модель представленна шестью обычными <text:s/>классами Planet, Starr, Zone, Conditions, BlackDaizy, WhiteDaizy, NoDaizy, одним абстрактыным Daizy, и одним перечислением Type. Хотя можно было и меньшим числом классов, я подумал что звезда настолько крупная и важная вещь, что оставлять ее без класса было бы <text:span text:style-name="T26">некрасиво</text:span>. А для маргариток, <text:span text:style-name="T8">в программе под названием «Планета Маргариток» </text:span>была выстроена целая небольшая иерархия классов, и <text:span text:style-name="T8">даже </text:span><text:s/>введено перечиселние. <text:span text:style-name="T8">Таким образом, основные классы определяющие состояние это, </text:span><text:bookmark-start text:name="__DdeLink__53_1817090740"/><text:span text:style-name="T8">Planet</text:span><text:bookmark-end text:name="__DdeLink__53_1817090740"/><text:span text:style-name="T8">, Conditions и Zone. </text:span></text:p>
      <text:p text:style-name="P28">Planet — является основным агрегирующим класом, <text:s/>экземпляр этого класса в приложении играет роль модели, из него контроллеры получают состояние для вью, а классы отвечающие за поведени получают ссылку на экзкмпляр Planet для изменения состояния. </text:p>
      <text:p text:style-name="P29">Клас Planet <text:s/>содержит поля, характеризующие состояние планеты: это </text:p>
      <text:p text:style-name="P21"/>
      <text:p text:style-name="P14"><text:span text:style-name="T27"><text:s text:c="4"/></text:span><text:span text:style-name="T23">/** </text:span><text:span text:style-name="T21">Отражающая способность</text:span><text:span text:style-name="T23">, </text:span><text:span text:style-name="T21">характеризуется отношением отраженного света к падающему</text:span><text:span text:style-name="T23">*/</text:span></text:p>
      <text:p text:style-name="P14"><text:span text:style-name="T18"><text:s text:c="4"/></text:span><text:span text:style-name="T12">private double </text:span><text:span text:style-name="T14">albedo </text:span><text:span text:style-name="T24">= </text:span><text:span text:style-name="T16">0</text:span><text:span text:style-name="T12">;</text:span></text:p>
      <text:p text:style-name="P14"><text:span text:style-name="T9"><text:s text:c="4"/></text:span><text:span text:style-name="T23">/** </text:span><text:span text:style-name="T21">Эффективная температура</text:span><text:span text:style-name="T23">, </text:span><text:span text:style-name="T21">зависит от поглощаемой <text:s/>энергии</text:span><text:span text:style-name="T23">,</text:span></text:p>
      <text:p text:style-name="P14"><text:span text:style-name="T18"><text:s text:c="5"/></text:span><text:span text:style-name="T23">* </text:span><text:span text:style-name="T21">вычисляется как температура абсолютно черного тела по закону Стефана</text:span><text:span text:style-name="T23">-</text:span><text:span text:style-name="T21">Больцмана</text:span><text:span text:style-name="T23">*/</text:span></text:p>
      <text:p text:style-name="P14"><text:span text:style-name="T18"><text:s text:c="4"/></text:span><text:span text:style-name="T12">private double </text:span><text:span text:style-name="T14">temperature </text:span><text:span text:style-name="T24">= </text:span><text:span text:style-name="T16">0</text:span><text:span text:style-name="T12">;</text:span></text:p>
      <text:p text:style-name="P14"><text:span text:style-name="T9"><text:s text:c="4"/></text:span><text:span text:style-name="T23">/** </text:span><text:span text:style-name="T21">Планета имеет свой размер</text:span><text:span text:style-name="T23">*/</text:span></text:p>
      <text:p text:style-name="P14"><text:span text:style-name="T18"><text:s text:c="4"/></text:span><text:span text:style-name="T12">private double </text:span><text:span text:style-name="T14">radius </text:span><text:span text:style-name="T24">= Conditions.</text:span><text:span text:style-name="T25">getInstance</text:span><text:span text:style-name="T24">().</text:span><text:span text:style-name="T14">radius</text:span><text:span text:style-name="T12">;</text:span></text:p>
      <text:p text:style-name="P14"><text:span text:style-name="T9"><text:s text:c="4"/></text:span><text:span text:style-name="T23">/** </text:span><text:span text:style-name="T21">количество поясов на которое разбито одно полушарие</text:span><text:span text:style-name="T23">*/</text:span></text:p>
      <text:p text:style-name="P14"><text:span text:style-name="T18"><text:s text:c="4"/></text:span><text:span text:style-name="T12">private int </text:span><text:span text:style-name="T14">halfZonation </text:span><text:span text:style-name="T24">= Conditions.</text:span><text:span text:style-name="T25">getInstance</text:span><text:span text:style-name="T24">().</text:span><text:span text:style-name="T14">halfZonation</text:span><text:span text:style-name="T12">;</text:span></text:p>
      <text:p text:style-name="P14"><text:span text:style-name="T9"><text:s text:c="4"/></text:span><text:span text:style-name="T23">/** </text:span><text:span text:style-name="T21">фрагментация пояса</text:span><text:span text:style-name="T23">: </text:span><text:span text:style-name="T21">максимальное количество маргариток на пояс</text:span><text:span text:style-name="T23">,</text:span></text:p>
      <text:p text:style-name="P14"><text:soft-page-break/><text:span text:style-name="T18"><text:s text:c="5"/></text:span><text:span text:style-name="T23">* </text:span><text:span text:style-name="T21">на всех поясах </text:span><text:span text:style-name="T23">- </text:span><text:span text:style-name="T21">количество маргариток одинаковое</text:span><text:span text:style-name="T23">, </text:span><text:span text:style-name="T21">это не ограничение программы</text:span><text:span text:style-name="T23">,</text:span></text:p>
      <text:p text:style-name="P14"><text:span text:style-name="T18"><text:s text:c="5"/></text:span><text:span text:style-name="T23">* </text:span><text:span text:style-name="T21">а геометрический закон</text:span><text:span text:style-name="T23">, </text:span><text:span text:style-name="T21">ибо пояса с одинаковой высотой имеют одинаковую площадь</text:span><text:span text:style-name="T23">,</text:span></text:p>
      <text:p text:style-name="P14"><text:span text:style-name="T18"><text:s text:c="5"/></text:span><text:span text:style-name="T23">* </text:span><text:span text:style-name="T21">так </text:span><text:span text:style-name="T23">- </text:span><text:span text:style-name="T21">то</text:span><text:span text:style-name="T23">*/</text:span></text:p>
      <text:p text:style-name="P14"><text:span text:style-name="T18"><text:s text:c="4"/></text:span><text:span text:style-name="T12">private long </text:span><text:span text:style-name="T14">daiziesPerZone </text:span><text:span text:style-name="T24">= Conditions.</text:span><text:span text:style-name="T25">getInstance</text:span><text:span text:style-name="T24">().</text:span><text:span text:style-name="T14">daiziesPerZone</text:span><text:span text:style-name="T12">;</text:span></text:p>
      <text:p text:style-name="P14"><text:span text:style-name="T9"><text:s text:c="4"/></text:span><text:span text:style-name="T23">/** </text:span><text:span text:style-name="T21">эффективная площадь </text:span><text:span text:style-name="T23">- </text:span><text:span text:style-name="T21">проекция планеты на плоскость перпендикулярную напправлению излучения идущему</text:span></text:p>
      <text:p text:style-name="P14"><text:span text:style-name="T18"><text:s text:c="5"/></text:span><text:span text:style-name="T23">* </text:span><text:span text:style-name="T21">от звезды к планете</text:span><text:span text:style-name="T23">,</text:span></text:p>
      <text:p text:style-name="P14"><text:span text:style-name="T18"><text:s text:c="5"/></text:span><text:span text:style-name="T23">* <text:s/></text:span><text:span text:style-name="T21">используется для расчета альбедо <text:s/></text:span><text:span text:style-name="T23">*/</text:span></text:p>
      <text:p text:style-name="P14"><text:span text:style-name="T18"><text:s text:c="4"/></text:span><text:span text:style-name="T12">private double </text:span><text:span text:style-name="T14">effectiveArea</text:span><text:span text:style-name="T12">;</text:span></text:p>
      <text:p text:style-name="P14"><text:span text:style-name="T9"><text:s text:c="4"/></text:span><text:span text:style-name="T23">/** <text:s/></text:span><text:span text:style-name="T21">площадь пояса у <text:s/>всех </text:span><text:span text:style-name="T23">area - </text:span><text:span text:style-name="T21">одинаковая</text:span></text:p>
      <text:p text:style-name="P14"><text:span text:style-name="T18"><text:s text:c="6"/></text:span><text:span text:style-name="T23">S = 2πrh,</text:span></text:p>
      <text:p text:style-name="P14"><text:span text:style-name="T18"><text:s text:c="6"/></text:span><text:span text:style-name="T23">r <text:s/>– </text:span><text:span text:style-name="T21">радиус сферы</text:span><text:span text:style-name="T23">,</text:span></text:p>
      <text:p text:style-name="P14"><text:span text:style-name="T18"><text:s text:c="6"/></text:span><text:span text:style-name="T23">h <text:s/>– </text:span><text:span text:style-name="T21">высота сферического пояса</text:span><text:span text:style-name="T23">.</text:span></text:p>
      <text:p text:style-name="P16"><text:s text:c="5"/><text:span text:style-name="T25">*/</text:span></text:p>
      <text:p text:style-name="P14"><text:span text:style-name="T18"><text:s text:c="4"/></text:span><text:span text:style-name="T12">private double </text:span><text:span text:style-name="T14">zoneArea</text:span><text:span text:style-name="T12">;</text:span></text:p>
      <text:p text:style-name="P14"><text:span text:style-name="T9"><text:s text:c="4"/></text:span><text:span text:style-name="T23">/** </text:span><text:span text:style-name="T21">условная площадь одной маргаритки</text:span><text:span text:style-name="T23">, </text:span><text:span text:style-name="T21">справочный параметр</text:span><text:span text:style-name="T23">*/</text:span></text:p>
      <text:p text:style-name="P22"><text:span text:style-name="T18"><text:s text:c="4"/></text:span><text:span text:style-name="T12">private double </text:span><text:span text:style-name="T14">daisyArea</text:span><text:span text:style-name="T12">;</text:span></text:p>
      <text:p text:style-name="P20"/>
      <text:p text:style-name="P3"/>
      <text:p text:style-name="P6">вопросы:</text:p>
      <text:p text:style-name="P6">До каких пор будет продолжаться черное нашествие?</text:p>
      <text:p text:style-name="P6">Какие условия характеризуют равновесное состояние 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41:21.385962285</meta:creation-date>
    <dc:date>2017-11-02T08:45:04.828566032</dc:date>
    <meta:editing-duration>PT22H47M33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1120" meta:character-count="8191" meta:non-whitespace-character-count="6936"/>
  </office:meta>
</office:document-meta>
</file>